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0000002616B1C83C7.png" manifest:media-type="image/png"/>
  <manifest:file-entry manifest:full-path="Pictures/10000001000004AE000002ABABA5FA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0102in" svg:width="6.6929in" svg:height="3.8154in" draw:z-index="0"><draw:image xlink:href="Pictures/10000001000004AE000002ABABA5FAE5.png" xlink:type="simple" xlink:show="embed" xlink:actuate="onLoad" draw:mime-type="image/png"/></draw:frame><draw:frame draw:style-name="fr1" draw:name="Image2" text:anchor-type="char" svg:x="0in" svg:y="3.9327in" svg:width="6.0134in" svg:height="5.5819in" draw:z-index="1"><draw:image xlink:href="Pictures/1000000100000290000002616B1C83C7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28:47.524741638</meta:creation-date>
    <dc:date>2025-09-03T23:38:05.575056253</dc:date>
    <meta:editing-duration>PT1M5S</meta:editing-duration>
    <meta:editing-cycles>2</meta:editing-cycles>
    <meta:generator>LibreOffice/24.2.7.2$Linux_X86_64 LibreOffice_project/420$Build-2</meta:generator>
    <meta:print-date>2025-09-03T23:38:00.585182510</meta:print-date>
    <meta:printed-by>PDF files</meta:printed-by>
    <meta:document-statistic meta:table-count="0" meta:image-count="2" meta:object-count="0" meta:page-count="1" meta:paragraph-count="0" meta:word-count="0" meta:character-count="0" meta:non-whitespace-character-count="0"/>
  </office:meta>
</office:document-meta>
</file>